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70000006EF961E59443651D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az1" text:anchor-type="paragraph" svg:x="3.434cm" svg:y="2.408cm" svg:width="3.572cm" svg:height="2.91cm" draw:z-index="0"><draw:image xlink:href="Pictures/10000201000000870000006EF961E59443651DF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0:19:17.205569963</meta:creation-date>
    <dc:date>2020-04-07T10:24:22.773005130</dc:date>
    <meta:editing-duration>PT5M7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